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svg:stroke-width="0.1cm" svg:stroke-color="#3465a4" draw:marker-start-width="0.5cm" draw:marker-end-width="0.5cm" draw:fill="none" draw:fill-color="#ffffff" draw:textarea-horizontal-align="justify" draw:textarea-vertical-align="middle" draw:auto-grow-height="false" fo:min-height="4.945cm" fo:min-width="6.11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a65d" draw:marker-start-width="0.5cm" draw:marker-end-width="0.5cm" draw:fill="none" draw:fill-color="#ffffff" draw:textarea-horizontal-align="justify" draw:textarea-vertical-align="middle" draw:auto-grow-height="false" fo:min-height="6.784cm" fo:min-width="8.859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575cm"/>
    </style:style>
    <style:style style:name="gr5" style:family="graphic" style:parent-style-name="standard">
      <style:graphic-properties draw:stroke="none" svg:stroke-color="#000000" draw:fill="none" draw:fill-color="#ffffff" fo:min-height="0.788cm"/>
    </style:style>
    <style:style style:name="gr6" style:family="graphic" style:parent-style-name="standard">
      <style:graphic-properties draw:stroke="none" svg:stroke-color="#000000" draw:fill="none" draw:fill-color="#ffffff" fo:min-height="0.375cm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draw:stroke="none" svg:stroke-color="#000000" draw:fill="none" draw:fill-color="#ffffff" fo:min-height="0.62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0.13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text-properties fo:color="#3465a4" fo:font-size="20pt" fo:font-weight="bold"/>
    </style:style>
    <style:style style:name="P4" style:family="paragraph">
      <loext:graphic-properties draw:fill="none" draw:fill-color="#ffffff"/>
      <style:text-properties fo:color="#00a65d" fo:font-size="20pt" fo:font-weight="bold"/>
    </style:style>
    <style:style style:name="T1" style:family="text">
      <style:text-properties fo:color="#3465a4" fo:font-size="20pt" fo:font-weight="bold"/>
    </style:style>
    <style:style style:name="T2" style:family="text">
      <style:text-properties fo:color="#00a65d" fo:font-size="2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875cm" svg:height="0.962cm" svg:x="3.125cm" svg:y="3.25cm">
          <draw:text-box>
            <text:p>transaction</text:p>
          </draw:text-box>
        </draw:frame>
        <draw:frame draw:style-name="gr1" draw:text-style-name="P1" draw:layer="layout" svg:width="3.375cm" svg:height="0.962cm" svg:x="10.875cm" svg:y="5.375cm">
          <draw:text-box>
            <text:p>command</text:p>
          </draw:text-box>
        </draw:frame>
        <draw:custom-shape draw:style-name="gr2" draw:text-style-name="P2" draw:layer="layout" svg:width="9.5cm" svg:height="7.487cm" svg:x="1.1cm" svg:y="2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3.375cm" svg:height="10.088cm" svg:x="3.12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0.65cm" svg:height="1.825cm" svg:x="1.1cm" svg:y="0.975cm">
          <draw:text-box>
            <text:p><text:span text:style-name="T1">Keyple Calypso application</text:span></text:p>
          </draw:text-box>
        </draw:frame>
        <draw:frame draw:style-name="gr5" draw:text-style-name="P4" draw:layer="layout" svg:width="4.95cm" svg:height="1.038cm" svg:x="11.75cm" svg:y="3.712cm">
          <draw:text-box>
            <text:p><text:span text:style-name="T2">Calypso API</text:span></text:p>
          </draw:text-box>
        </draw:frame>
        <draw:frame draw:style-name="gr1" draw:text-style-name="P1" draw:layer="layout" svg:width="6.3cm" svg:height="0.962cm" svg:x="4.55cm" svg:y="5.925cm">
          <draw:text-box>
            <text:p>command.po.parser</text:p>
          </draw:text-box>
        </draw:frame>
        <draw:frame draw:style-name="gr6" draw:text-style-name="P1" draw:layer="layout" svg:width="4.5cm" svg:height="0.962cm" svg:x="10.875cm" svg:y="6.6cm">
          <draw:text-box>
            <text:p>command.po</text:p>
          </draw:text-box>
        </draw:frame>
        <draw:frame draw:style-name="gr7" draw:text-style-name="P1" draw:layer="layout" svg:width="6.25cm" svg:height="0.962cm" svg:x="10cm" svg:y="7.925cm">
          <draw:text-box>
            <text:p>command.po.builder</text:p>
          </draw:text-box>
        </draw:frame>
        <draw:frame draw:style-name="gr8" draw:text-style-name="P1" draw:layer="layout" svg:width="8.5cm" svg:height="0.962cm" svg:x="8.075cm" svg:y="9.25cm">
          <draw:text-box>
            <text:p>command.po.parser.session</text:p>
          </draw:text-box>
        </draw:frame>
        <draw:frame draw:style-name="gr9" draw:text-style-name="P1" draw:layer="layout" svg:width="7.025cm" svg:height="0.962cm" svg:x="3.5cm" svg:y="7.15cm">
          <draw:text-box>
            <text:p>command.sam.parser</text:p>
          </draw:text-box>
        </draw:frame>
        <draw:frame draw:style-name="gr1" draw:text-style-name="P1" draw:layer="layout" svg:width="7.25cm" svg:height="0.962cm" svg:x="6.625cm" svg:y="13.175cm">
          <draw:text-box>
            <text:p>command.sam</text:p>
          </draw:text-box>
        </draw:frame>
        <draw:frame draw:style-name="gr10" draw:text-style-name="P1" draw:layer="layout" svg:width="8.125cm" svg:height="1cm" svg:x="5.175cm" svg:y="11.825cm">
          <draw:text-box>
            <text:p>command.sam.builder</text:p>
          </draw:text-box>
        </draw:frame>
        <draw:frame draw:style-name="gr1" draw:text-style-name="P1" draw:layer="layout" svg:width="9.875cm" svg:height="0.962cm" svg:x="3.65cm" svg:y="10.588cm">
          <draw:text-box>
            <text:p>command.sam.parser.session</text:p>
          </draw:text-box>
        </draw:frame>
        <draw:frame draw:style-name="gr11" draw:text-style-name="P1" draw:layer="layout" svg:width="5.249cm" svg:height="0.962cm" svg:x="1.376cm" svg:y="4.413cm">
          <draw:text-box>
            <text:p>transaction.sa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22:31:26.281000000</meta:creation-date>
    <dc:date>2019-05-10T10:40:59.524000000</dc:date>
    <meta:editing-duration>PT17H56M13S</meta:editing-duration>
    <meta:editing-cycles>7</meta:editing-cycles>
    <meta:generator>LibreOffice/6.0.6.2$Windows_X86_64 LibreOffice_project/0c292870b25a325b5ed35f6b45599d2ea4458e77</meta:generator>
    <meta:document-statistic meta:object-count="15"/>
  </office:meta>
</office:document-meta>
</file>